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3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40pt" fo:font-style="italic" officeooo:paragraph-rsid="000a5c83" style:font-size-asian="40pt" style:font-style-asian="italic" style:font-size-complex="40pt" style:font-style-complex="italic"/>
    </style:style>
    <style:style style:name="P4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5" style:family="paragraph" style:parent-style-name="Heading_20_1">
      <style:paragraph-properties fo:margin-top="0.199cm" fo:margin-bottom="0cm" style:contextual-spacing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officeooo:paragraph-rsid="000a5c83"/>
    </style:style>
    <style:style style:name="P6" style:family="paragraph" style:parent-style-name="Text_20_body">
      <style:text-properties style:font-name="Droid Sans" fo:font-size="14pt" officeooo:rsid="000c5ef7" officeooo:paragraph-rsid="000a5c83" style:font-size-asian="14pt" style:font-size-complex="14pt"/>
    </style:style>
    <style:style style:name="P7" style:family="paragraph" style:parent-style-name="Text_20_body">
      <style:text-properties style:font-name="Droid Sans" fo:font-size="14pt" officeooo:rsid="000c5ef7" officeooo:paragraph-rsid="000d2e30" style:font-size-asian="14pt" style:font-size-complex="14pt"/>
    </style:style>
    <style:style style:name="P8" style:family="paragraph" style:parent-style-name="Text_20_body">
      <style:text-properties style:font-name="Droid Sans" fo:font-size="14pt" officeooo:rsid="000d74cb" officeooo:paragraph-rsid="000d74cb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Droid Sans" fo:font-size="16pt" fo:font-weight="bold" officeooo:rsid="000c5ef7" officeooo:paragraph-rsid="000c5ef7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rsid="000c5ef7" officeooo:paragraph-rsid="000c5ef7"/>
    </style:style>
    <style:style style:name="P11" style:family="paragraph" style:parent-style-name="Text_20_body">
      <style:text-properties fo:font-size="14pt" officeooo:rsid="000c5ef7" officeooo:paragraph-rsid="000c5ef7" style:font-size-asian="14pt" style:font-size-complex="14pt"/>
    </style:style>
    <style:style style:name="P12" style:family="paragraph" style:parent-style-name="Text_20_body">
      <style:text-properties fo:font-size="14pt" officeooo:rsid="000d74cb" officeooo:paragraph-rsid="000d74cb" style:font-size-asian="14pt" style:font-size-complex="14pt"/>
    </style:style>
    <style:style style:name="P13" style:family="paragraph" style:parent-style-name="Text_20_body">
      <style:text-properties fo:font-size="14pt" officeooo:rsid="000e6ece" officeooo:paragraph-rsid="000e6ece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ourier New" fo:font-size="12pt" officeooo:rsid="000e6ece" officeooo:paragraph-rsid="000e6ece" style:font-size-asian="12pt" style:font-size-complex="12pt"/>
    </style:style>
    <style:style style:name="P15" style:family="paragraph" style:parent-style-name="Frame_20_contents">
      <style:paragraph-properties fo:text-align="center" style:justify-single-word="false"/>
      <style:text-properties style:font-name="Comic Sans MS" officeooo:rsid="000a5c83" officeooo:paragraph-rsid="000a5c83"/>
    </style:style>
    <style:style style:name="P16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officeooo:rsid="000a5c83" style:font-name-asian="Droid Sans Fallback" style:font-name-complex="Lohit Hindi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0e6ece"/>
    </style:style>
    <style:style style:name="T6" style:family="text">
      <style:text-properties officeooo:rsid="000d2e30"/>
    </style:style>
    <style:style style:name="T7" style:family="text">
      <style:text-properties style:text-position="super 58%" style:font-name="Droid Sans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4" text:outline-level="1">Python <text:span text:style-name="T2">Pi </text:span><text:span text:style-name="T3">Challenge</text:span></text:h>
      <text:h text:style-name="P3" text:outline-level="1"><text:span text:style-name="T3">Blow Stuff Up!</text:span></text:h>
      <text:h text:style-name="P5" text:outline-level="1"/>
      <text:p text:style-name="Text_20_body"><draw:frame draw:style-name="fr1" draw:name="Frame3" text:anchor-type="paragraph" svg:x="-0.034cm" svg:y="0.256cm" svg:width="17.067cm" draw:z-index="2"><draw:text-box fo:min-height="1.598cm"><text:p text:style-name="P16">The Pi Challenges</text:p><text:p text:style-name="P15"><text:span text:style-name="T1">No code provided for you this time! <text:s/>Can you figure out how to write it yourself?</text:span></text:p></draw:text-box></draw:frame></text:p>
      <text:p text:style-name="P6"><text:span text:style-name="T6">A problem with </text:span>the Minecraft Pi edition is that you can't explode TNT by the usual means. <text:s/>But that's no obstacle to a programmer. <text:s/>Can you write a program to explode TNT? <text:s/></text:p>
      <text:p text:style-name="P10"/>
      <text:p text:style-name="P9">Hints</text:p>
      <text:p text:style-name="P11"><text:span text:style-name="T4">In Project 1, our teleporter, we had a “dematerialize” special effect when Steve used the teleporter. <text:s text:c="2"/>An explosion is basically a bigger version of some sort of special effect like that. <text:s/></text:span></text:p>
      <text:p text:style-name="P11"><text:span text:style-name="T4">Try putting some fire around whatever you are going to blow up. <text:s/>Leave the fire there for a second or two, then replace all those blocks with air. <text:s/>It will look like the explosion has destroyed whatever was there.</text:span></text:p>
      <text:p text:style-name="P12"><text:span text:style-name="T4">How do you decide what blocks are 'around' your TNT? <text:s/>Use a bit of maths – say you want an explosion about 10 blocks wide around your TNT. <text:s/>Use a loop for the x, y and z co-ordinates, going from 0 to 10:</text:span></text:p>
      <text:p text:style-name="P14">for x in range(10):</text:p>
      <text:p text:style-name="P14"><text:tab/>for y in range(10):</text:p>
      <text:p text:style-name="P14"><text:tab/><text:tab/>for z in range(10):</text:p>
      <text:p text:style-name="P14"><text:tab/><text:tab/><text:tab/>...</text:p>
      <text:p text:style-name="P13"><text:span text:style-name="T4">and use the fact that the distance “r” from a point satisfies r</text:span><text:span text:style-name="T7">2</text:span><text:span text:style-name="T4"> = x</text:span><text:span text:style-name="T7">2</text:span><text:span text:style-name="T4"> + y</text:span><text:span text:style-name="T7">2</text:span><text:span text:style-name="T4"> + z</text:span><text:span text:style-name="T7">2</text:span><text:span text:style-name="T4">.</text:span></text:p>
      <text:p text:style-name="P7">How about combining your explosion with the Big Red Button from Project 5, so that the TNT explodes when you press the button?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1-22T22:39:28.903279672</dc:date>
    <dc:creator>Geoff Macartney</dc:creator>
    <meta:editing-duration>PT3H20M5S</meta:editing-duration>
    <meta:editing-cycles>21</meta:editing-cycles>
    <meta:generator>LibreOffice/4.2.7.2$Linux_x86 LibreOffice_project/420m0$Build-2</meta:generator>
    <meta:printed-by>Geoff Macartney</meta:printed-by>
    <meta:print-date>2014-03-24T23:40:41</meta:print-date>
    <meta:document-statistic meta:table-count="0" meta:image-count="2" meta:object-count="0" meta:page-count="1" meta:paragraph-count="18" meta:word-count="247" meta:character-count="1347" meta:non-whitespace-character-count="1096"/>
  </office:meta>
</office:document-meta>
</file>